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text-properties officeooo:rsid="003336b2" officeooo:paragraph-rsid="003336b2"/>
    </style:style>
    <style:style style:name="P2" style:family="paragraph" style:parent-style-name="Standard">
      <style:text-properties officeooo:rsid="00170931" officeooo:paragraph-rsid="00170931"/>
    </style:style>
    <style:style style:name="P3" style:family="paragraph" style:parent-style-name="Standard">
      <style:text-properties officeooo:rsid="00170931" officeooo:paragraph-rsid="00178609"/>
    </style:style>
    <style:style style:name="P4" style:family="paragraph" style:parent-style-name="Standard">
      <style:text-properties officeooo:rsid="00170931" officeooo:paragraph-rsid="001aa683"/>
    </style:style>
    <style:style style:name="P5" style:family="paragraph" style:parent-style-name="Standard">
      <style:text-properties officeooo:rsid="00170931" officeooo:paragraph-rsid="001aba1a"/>
    </style:style>
    <style:style style:name="P6" style:family="paragraph" style:parent-style-name="Standard">
      <style:text-properties officeooo:rsid="00170931" officeooo:paragraph-rsid="001e51ee"/>
    </style:style>
    <style:style style:name="P7" style:family="paragraph" style:parent-style-name="Standard">
      <style:text-properties officeooo:rsid="00170931" officeooo:paragraph-rsid="0021df1f"/>
    </style:style>
    <style:style style:name="P8" style:family="paragraph" style:parent-style-name="Standard">
      <style:text-properties officeooo:rsid="00170931" officeooo:paragraph-rsid="0023d582"/>
    </style:style>
    <style:style style:name="P9" style:family="paragraph" style:parent-style-name="Standard">
      <style:text-properties officeooo:rsid="00170931" officeooo:paragraph-rsid="00272b73"/>
    </style:style>
    <style:style style:name="P10" style:family="paragraph" style:parent-style-name="Standard">
      <style:text-properties officeooo:rsid="00170931" officeooo:paragraph-rsid="002bd228"/>
    </style:style>
    <style:style style:name="P11" style:family="paragraph" style:parent-style-name="Standard">
      <style:text-properties officeooo:rsid="00170931" officeooo:paragraph-rsid="002d0f95"/>
    </style:style>
    <style:style style:name="P12" style:family="paragraph" style:parent-style-name="Standard">
      <style:text-properties officeooo:rsid="00170931" officeooo:paragraph-rsid="002e4ab7"/>
    </style:style>
    <style:style style:name="P13" style:family="paragraph" style:parent-style-name="Standard">
      <style:text-properties officeooo:rsid="00170931" officeooo:paragraph-rsid="003186f4"/>
    </style:style>
    <style:style style:name="P14" style:family="paragraph" style:parent-style-name="Standard">
      <style:paragraph-properties fo:text-align="center" style:justify-single-word="false"/>
      <style:text-properties officeooo:rsid="00170931" officeooo:paragraph-rsid="00170931"/>
    </style:style>
    <style:style style:name="P15" style:family="paragraph" style:parent-style-name="Standard">
      <style:text-properties style:text-underline-style="solid" style:text-underline-width="auto" style:text-underline-color="font-color" officeooo:rsid="00170931" officeooo:paragraph-rsid="00178609"/>
    </style:style>
    <style:style style:name="P16" style:family="paragraph" style:parent-style-name="Standard">
      <style:text-properties style:text-underline-style="solid" style:text-underline-width="auto" style:text-underline-color="font-color" officeooo:rsid="00170931" officeooo:paragraph-rsid="001aa683"/>
    </style:style>
    <style:style style:name="P17" style:family="paragraph" style:parent-style-name="Standard">
      <style:text-properties style:text-underline-style="solid" style:text-underline-width="auto" style:text-underline-color="font-color" officeooo:rsid="00170931" officeooo:paragraph-rsid="00272b73"/>
    </style:style>
    <style:style style:name="P18" style:family="paragraph" style:parent-style-name="Standard">
      <style:text-properties style:text-underline-style="solid" style:text-underline-width="auto" style:text-underline-color="font-color" officeooo:rsid="00170931" officeooo:paragraph-rsid="002bd228"/>
    </style:style>
    <style:style style:name="P19" style:family="paragraph" style:parent-style-name="Standard">
      <style:text-properties officeooo:paragraph-rsid="0026feb1"/>
    </style:style>
    <style:style style:name="P20" style:family="paragraph" style:parent-style-name="Standard">
      <style:text-properties officeooo:paragraph-rsid="00272b73"/>
    </style:style>
    <style:style style:name="P21" style:family="paragraph" style:parent-style-name="Standard">
      <style:text-properties officeooo:paragraph-rsid="002bd228"/>
    </style:style>
    <style:style style:name="P22" style:family="paragraph" style:parent-style-name="Standard">
      <style:text-properties fo:font-weight="bold" officeooo:rsid="00170931" officeooo:paragraph-rsid="00170931" style:font-weight-asian="bold" style:font-weight-complex="bold"/>
    </style:style>
    <style:style style:name="P23" style:family="paragraph" style:parent-style-name="Standard">
      <style:text-properties fo:font-weight="bold" officeooo:rsid="00170931" officeooo:paragraph-rsid="00178609" style:font-weight-asian="bold" style:font-weight-complex="bold"/>
    </style:style>
    <style:style style:name="P24" style:family="paragraph" style:parent-style-name="Standard">
      <style:text-properties fo:font-weight="bold" officeooo:rsid="00170931" officeooo:paragraph-rsid="001aa683" style:font-weight-asian="bold" style:font-weight-complex="bold"/>
    </style:style>
    <style:style style:name="P25" style:family="paragraph" style:parent-style-name="Standard">
      <style:text-properties fo:font-weight="bold" officeooo:rsid="00170931" officeooo:paragraph-rsid="00272b73" style:font-weight-asian="bold" style:font-weight-complex="bold"/>
    </style:style>
    <style:style style:name="P26" style:family="paragraph" style:parent-style-name="Standard">
      <style:text-properties fo:font-weight="bold" officeooo:rsid="00170931" officeooo:paragraph-rsid="002bd228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paragraph-rsid="00178609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paragraph-rsid="001aa683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paragraph-rsid="002bd228" style:font-weight-asian="bold" style:font-weight-complex="bold"/>
    </style:style>
    <style:style style:name="P30" style:family="paragraph" style:parent-style-name="Standard">
      <style:paragraph-properties fo:break-before="page"/>
      <style:text-properties fo:font-weight="bold" officeooo:paragraph-rsid="0026feb1" style:font-weight-asian="bold" style:font-weight-complex="bold"/>
    </style:style>
    <style:style style:name="T1" style:family="text">
      <style:text-properties officeooo:rsid="00170931"/>
    </style:style>
    <style:style style:name="T2" style:family="text">
      <style:text-properties officeooo:rsid="00178609"/>
    </style:style>
    <style:style style:name="T3" style:family="text">
      <style:text-properties style:font-name="sans-serif"/>
    </style:style>
    <style:style style:name="T4" style:family="text">
      <style:text-properties style:font-name="sans-serif" officeooo:rsid="00272b73"/>
    </style:style>
    <style:style style:name="T5" style:family="text">
      <style:text-properties style:font-name="sans-serif" officeooo:rsid="002d0f95"/>
    </style:style>
    <style:style style:name="T6" style:family="text">
      <style:text-properties officeooo:rsid="00183d4b"/>
    </style:style>
    <style:style style:name="T7" style:family="text">
      <style:text-properties officeooo:rsid="0019d55a"/>
    </style:style>
    <style:style style:name="T8" style:family="text">
      <style:text-properties officeooo:rsid="001a7884"/>
    </style:style>
    <style:style style:name="T9" style:family="text">
      <style:text-properties officeooo:rsid="001aa683"/>
    </style:style>
    <style:style style:name="T10" style:family="text">
      <style:text-properties officeooo:rsid="002080bc"/>
    </style:style>
    <style:style style:name="T11" style:family="text">
      <style:text-properties officeooo:rsid="0020cf94"/>
    </style:style>
    <style:style style:name="T12" style:family="text">
      <style:text-properties officeooo:rsid="0023917a"/>
    </style:style>
    <style:style style:name="T13" style:family="text">
      <style:text-properties officeooo:rsid="0023d582"/>
    </style:style>
    <style:style style:name="T14" style:family="text">
      <style:text-properties officeooo:rsid="0025cf08"/>
    </style:style>
    <style:style style:name="T15" style:family="text">
      <style:text-properties officeooo:rsid="00268fe6"/>
    </style:style>
    <style:style style:name="T16" style:family="text">
      <style:text-properties officeooo:rsid="0026feb1"/>
    </style:style>
    <style:style style:name="T17" style:family="text">
      <style:text-properties officeooo:rsid="00272b73"/>
    </style:style>
    <style:style style:name="T18" style:family="text">
      <style:text-properties officeooo:rsid="0028dcb8"/>
    </style:style>
    <style:style style:name="T19" style:family="text">
      <style:text-properties officeooo:rsid="002bd228"/>
    </style:style>
    <style:style style:name="T20" style:family="text">
      <style:text-properties officeooo:rsid="002bec0f"/>
    </style:style>
    <style:style style:name="T21" style:family="text">
      <style:text-properties officeooo:rsid="002d0f95"/>
    </style:style>
    <style:style style:name="T22" style:family="text">
      <style:text-properties officeooo:rsid="002e4ab7"/>
    </style:style>
    <style:style style:name="T23" style:family="text">
      <style:text-properties officeooo:rsid="002ff7db"/>
    </style:style>
    <style:style style:name="T24" style:family="text">
      <style:text-properties officeooo:rsid="003186f4"/>
    </style:style>
    <style:style style:name="T2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5">Practica Subneting</text:span> </text:p>
      <text:p text:style-name="P2"/>
      <text:p text:style-name="P22">a) IP 192.168.1.0 /24 Tipo C</text:p>
      <text:p text:style-name="P2"/>
      <text:p text:style-name="P2">Para 6 subredes → 3 bits </text:p>
      <text:p text:style-name="P2">Para 29 host → <text:s/>5 bits → 31 PC </text:p>
      <text:p text:style-name="P2"/>
      <text:p text:style-name="P2">IP 192.168.1.0 /27 </text:p>
      <text:p text:style-name="P2"/>
      <text:p text:style-name="P2">1º Subred: 192.168.1.0 <text:s text:c="4"/>/27<text:tab/> 000|00000</text:p>
      <text:p text:style-name="P2"/>
      <text:p text:style-name="P2">2º Subred: 192.168.1.32 <text:s text:c="2"/>/27<text:tab/> 001|00000</text:p>
      <text:p text:style-name="P2"/>
      <text:p text:style-name="P2">3º Subred: 192.168.1.64 <text:s text:c="2"/>/27<text:tab/> 010|00000</text:p>
      <text:p text:style-name="P2"/>
      <text:p text:style-name="P2">4º Subred: 192.168.1.96 <text:s text:c="2"/>/27<text:tab/> 011|00000</text:p>
      <text:p text:style-name="P2"/>
      <text:p text:style-name="P2">5º Subred: 192.168.1.128 <text:s/>/27 100|00000</text:p>
      <text:p text:style-name="P2"/>
      <text:p text:style-name="P2">6º Subred: 192.168.1.160 <text:s/>/27 101|00000</text:p>
      <text:p text:style-name="P2"/>
      <text:p text:style-name="P22">Broadcast</text:p>
      <text:p text:style-name="P2"/>
      <text:p text:style-name="P2">1º Subred: 192.168.1.31 <text:s text:c="4"/>/27<text:tab/></text:p>
      <text:p text:style-name="P2"/>
      <text:p text:style-name="P2">2º Subred: 192.168.1.63 <text:s text:c="2"/>/27<text:tab/> </text:p>
      <text:p text:style-name="P2"/>
      <text:p text:style-name="P2">3º Subred: 192.168.1.95 <text:s text:c="2"/>/27<text:tab/></text:p>
      <text:p text:style-name="P2"/>
      <text:p text:style-name="P2">4º Subred: 192.168.1.127 <text:s text:c="2"/>/27<text:tab/></text:p>
      <text:p text:style-name="P2"/>
      <text:p text:style-name="P2">5º Subred: 192.168.1.159 <text:s/>/27 </text:p>
      <text:p text:style-name="P2"/>
      <text:p text:style-name="P2">6º Subred: 192.168.1.191 <text:s/>/27</text:p>
      <text:p text:style-name="P2"/>
      <text:p text:style-name="P22">Rango de los host</text:p>
      <text:p text:style-name="P2"/>
      <text:p text:style-name="P2">1º Subred: 192.168.1.0 - 192.168.1.30 <text:s text:c="3"/>/27<text:tab/></text:p>
      <text:p text:style-name="P2"/>
      <text:p text:style-name="P2">2º Subred: 192.168.1.33 - 192.168.1.62 <text:s text:c="3"/>/27<text:tab/> </text:p>
      <text:p text:style-name="P2"/>
      <text:p text:style-name="P2">3º Subred: 192.168.1.65 - 192.168.1.94 <text:s text:c="2"/>/27<text:tab/></text:p>
      <text:p text:style-name="P2"/>
      <text:p text:style-name="P2">4º Subred: 192.168.1.97 - 192.168.1.126 <text:s text:c="2"/>/27<text:tab/></text:p>
      <text:p text:style-name="P2"/>
      <text:p text:style-name="P2">5º Subred: 192.168.1.129 - 192.168.1.158/27 </text:p>
      <text:p text:style-name="P2"/>
      <text:p text:style-name="P2">6º Subred: 192.168.1.161 - 192.168.1.190/27</text:p>
      <text:p text:style-name="P27"><text:span text:style-name="T2">b</text:span><text:span text:style-name="T1">) </text:span><text:span text:style-name="T3">172.25.192.0/18 </text:span><text:span text:style-name="T1"><text:s/>Tipo </text:span><text:span text:style-name="T2">B</text:span></text:p>
      <text:p text:style-name="P3"/>
      <text:p text:style-name="P3">Para <text:span text:style-name="T2">4</text:span> subredes → <text:span text:style-name="T2">2</text:span> bits </text:p>
      <text:p text:style-name="P3">Para <text:span text:style-name="T2">1000</text:span> host → <text:s/><text:span text:style-name="T2">10 </text:span><text:s/>bits → <text:span text:style-name="T2">1024</text:span> PC </text:p>
      <text:p text:style-name="P3"/>
      <text:p text:style-name="P3">IP 1<text:span text:style-name="T2">7</text:span>2.<text:span text:style-name="T2">25</text:span>.<text:span text:style-name="T2">192</text:span>.0 /<text:span text:style-name="T2">20</text:span></text:p>
      <text:p text:style-name="P3"/>
      <text:p text:style-name="P3">1º Subred: 1<text:span text:style-name="T2">7</text:span>2.<text:span text:style-name="T2">25</text:span>.<text:span text:style-name="T2">192</text:span>.0 /<text:span text:style-name="T6">2</text:span><text:span text:style-name="T7">0 <text:tab/></text:span>00|<text:span text:style-name="T7">0</text:span>00000</text:p>
      <text:p text:style-name="P3"/>
      <text:p text:style-name="P5">2º Subred: 1<text:span text:style-name="T2">7</text:span>2.<text:span text:style-name="T2">25</text:span>.<text:span text:style-name="T2">192</text:span>.<text:span text:style-name="T7">64</text:span> /<text:span text:style-name="T6">20 <text:tab/></text:span>01|<text:span text:style-name="T7">0</text:span>00000</text:p>
      <text:p text:style-name="P3"/>
      <text:p text:style-name="P5">3º Subred: 1<text:span text:style-name="T2">7</text:span>2.<text:span text:style-name="T2">25</text:span>.<text:span text:style-name="T2">192</text:span>.<text:span text:style-name="T7">128</text:span> /2<text:span text:style-name="T6">0 </text:span>10|<text:span text:style-name="T7">0</text:span>00000</text:p>
      <text:p text:style-name="P3"/>
      <text:p text:style-name="P5">4º Subred: 1<text:span text:style-name="T2">7</text:span>2.<text:span text:style-name="T2">25</text:span>.<text:span text:style-name="T2">192</text:span>.<text:span text:style-name="T7">1</text:span>9<text:span text:style-name="T7">2</text:span> /2<text:span text:style-name="T6">0</text:span> 11|<text:span text:style-name="T7">0</text:span>00000</text:p>
      <text:p text:style-name="P3"/>
      <text:p text:style-name="P15"/>
      <text:p text:style-name="P23">Broadcast</text:p>
      <text:p text:style-name="P3"/>
      <text:p text:style-name="P5">1º Subred: 1<text:span text:style-name="T2">7</text:span>2.<text:span text:style-name="T2">25</text:span>.<text:span text:style-name="T2">192</text:span>.<text:span text:style-name="T8">63</text:span> <text:s text:c="4"/>/2<text:span text:style-name="T6">0</text:span><text:tab/></text:p>
      <text:p text:style-name="P3"/>
      <text:p text:style-name="P5">2º Subred: 1<text:span text:style-name="T2">7</text:span>2.<text:span text:style-name="T2">25</text:span>.<text:span text:style-name="T2">192</text:span>.<text:span text:style-name="T8">127</text:span> <text:s text:c="2"/>/2<text:span text:style-name="T6">0</text:span><text:tab/> </text:p>
      <text:p text:style-name="P3"/>
      <text:p text:style-name="P5">3º Subred: 1<text:span text:style-name="T2">7</text:span>2.<text:span text:style-name="T2">25</text:span>.<text:span text:style-name="T2">192</text:span>.<text:span text:style-name="T8">191</text:span> <text:s text:c="2"/>/2<text:span text:style-name="T6">0</text:span><text:tab/></text:p>
      <text:p text:style-name="P3"/>
      <text:p text:style-name="P5">4º Subred: 1<text:span text:style-name="T2">7</text:span>2.<text:span text:style-name="T2">25</text:span>.<text:span text:style-name="T2">192</text:span>.<text:span text:style-name="T8">255</text:span> <text:s text:c="2"/>/2<text:span text:style-name="T6">0</text:span><text:tab/></text:p>
      <text:p text:style-name="P3"/>
      <text:p text:style-name="P3"/>
      <text:p text:style-name="P23">Rango de los host</text:p>
      <text:p text:style-name="P3"/>
      <text:p text:style-name="P5">1º Subred: 1<text:span text:style-name="T2">7</text:span>2.<text:span text:style-name="T2">25</text:span>.<text:span text:style-name="T2">192</text:span>.<text:span text:style-name="T8">1</text:span> - 1<text:span text:style-name="T2">7</text:span>2.<text:span text:style-name="T2">25</text:span>.<text:span text:style-name="T2">192</text:span>.<text:span text:style-name="T8">62</text:span> <text:s text:c="2"/>/2<text:span text:style-name="T6">0</text:span><text:tab/></text:p>
      <text:p text:style-name="P3"/>
      <text:p text:style-name="P5">2º Subred: 1<text:span text:style-name="T2">7</text:span>2.<text:span text:style-name="T2">25</text:span>.<text:span text:style-name="T2">192</text:span>.<text:span text:style-name="T8">65</text:span> - 1<text:span text:style-name="T2">7</text:span>2.<text:span text:style-name="T2">25</text:span>.<text:span text:style-name="T2">192</text:span>.<text:span text:style-name="T8">126</text:span> <text:s text:c="3"/>/2<text:span text:style-name="T6">0</text:span><text:tab/> </text:p>
      <text:p text:style-name="P3"/>
      <text:p text:style-name="P5">3º Subred: 1<text:span text:style-name="T2">7</text:span>2.<text:span text:style-name="T2">25</text:span>.<text:span text:style-name="T2">192</text:span>.<text:span text:style-name="T8">129</text:span> - 1<text:span text:style-name="T2">7</text:span>2.<text:span text:style-name="T2">25</text:span>.<text:span text:style-name="T2">192</text:span>.<text:span text:style-name="T8">190</text:span> <text:s text:c="2"/>/2<text:span text:style-name="T6">0</text:span><text:tab/></text:p>
      <text:p text:style-name="P3"/>
      <text:p text:style-name="P5">4º Subred: 1<text:span text:style-name="T2">7</text:span>2.<text:span text:style-name="T2">25</text:span>.<text:span text:style-name="T2">192</text:span>.<text:span text:style-name="T8">193</text:span> - 1<text:span text:style-name="T2">7</text:span>2.<text:span text:style-name="T2">25</text:span>.<text:span text:style-name="T2">192</text:span>.<text:span text:style-name="T8">254</text:span> <text:s text:c="2"/>/2<text:span text:style-name="T6">0</text:span><text:tab/></text:p>
      <text:p text:style-name="P3"/>
      <text:p text:style-name="P3"/>
      <text:p text:style-name="P28"><text:span text:style-name="T2">b</text:span><text:span text:style-name="T1">) </text:span><text:span text:style-name="T3">172.25.192.0/18 </text:span><text:span text:style-name="T1"><text:s/>Tipo </text:span><text:span text:style-name="T2">B</text:span></text:p>
      <text:p text:style-name="P4"/>
      <text:p text:style-name="P4">Para <text:span text:style-name="T9">8</text:span> subredes → <text:span text:style-name="T9">3</text:span> bits </text:p>
      <text:p text:style-name="P4">Para <text:span text:style-name="T9">2</text:span><text:span text:style-name="T2">000</text:span> host → <text:s/><text:span text:style-name="T2">1</text:span><text:span text:style-name="T9">1</text:span><text:span text:style-name="T2"> </text:span><text:s/>bits → <text:span text:style-name="T20">2</text:span><text:span text:style-name="T2">0</text:span><text:span text:style-name="T20">48</text:span> PC </text:p>
      <text:p text:style-name="P4"/>
      <text:p text:style-name="P4">IP 1<text:span text:style-name="T2">7</text:span>2.<text:span text:style-name="T2">25</text:span>.<text:span text:style-name="T2">192</text:span>.0 /<text:span text:style-name="T2">2</text:span><text:span text:style-name="T9">1<text:tab/></text:span></text:p>
      <text:p text:style-name="P4"/>
      <text:p text:style-name="P12">1º Subred: 1<text:span text:style-name="T2">7</text:span>2.<text:span text:style-name="T2">25</text:span>.<text:span text:style-name="T2">192</text:span>.0 /<text:span text:style-name="T6">2</text:span><text:span text:style-name="T11">1</text:span><text:span text:style-name="T7"> <text:tab/></text:span><text:span text:style-name="T9">0</text:span>00|<text:span text:style-name="T7">0</text:span>00000</text:p>
      <text:p text:style-name="P12"/>
      <text:p text:style-name="P12">2º Subred: 1<text:span text:style-name="T2">7</text:span>2.<text:span text:style-name="T2">25</text:span>.<text:span text:style-name="T2">192</text:span>.<text:span text:style-name="T9">32</text:span> /<text:span text:style-name="T6">2</text:span><text:span text:style-name="T11">1</text:span><text:span text:style-name="T6"> </text:span><text:span text:style-name="T9">0</text:span>01|<text:span text:style-name="T7">0</text:span>00000</text:p>
      <text:p text:style-name="P12"/>
      <text:p text:style-name="P12">3º Subred: 1<text:span text:style-name="T2">7</text:span>2.<text:span text:style-name="T2">25</text:span>.<text:span text:style-name="T2">192</text:span>.<text:span text:style-name="T9">64</text:span> /2<text:span text:style-name="T11">1</text:span><text:span text:style-name="T6"> </text:span><text:span text:style-name="T9">0</text:span>10|<text:span text:style-name="T7">0</text:span>00000</text:p>
      <text:p text:style-name="P12"/>
      <text:p text:style-name="P12">4º Subred: 1<text:span text:style-name="T2">7</text:span>2.<text:span text:style-name="T2">25</text:span>.<text:span text:style-name="T2">192</text:span>.<text:span text:style-name="T9">96</text:span> /2<text:span text:style-name="T11">1</text:span> <text:span text:style-name="T9">0</text:span>11|<text:span text:style-name="T7">0</text:span>00000</text:p>
      <text:p text:style-name="P12"/>
      <text:p text:style-name="P12"><text:span text:style-name="T9">5</text:span>º Subred: 1<text:span text:style-name="T2">7</text:span>2.<text:span text:style-name="T2">25</text:span>.<text:span text:style-name="T2">192</text:span>.<text:span text:style-name="T9">128</text:span> /<text:span text:style-name="T6">2</text:span><text:span text:style-name="T11">1</text:span><text:span text:style-name="T9">1</text:span>00|<text:span text:style-name="T7">0</text:span>00000</text:p>
      <text:p text:style-name="P12"/>
      <text:p text:style-name="P12"><text:span text:style-name="T9">6</text:span>º Subred: 1<text:span text:style-name="T2">7</text:span>2.<text:span text:style-name="T2">25</text:span>.<text:span text:style-name="T2">192</text:span>.<text:span text:style-name="T9">1</text:span><text:span text:style-name="T7">6</text:span><text:span text:style-name="T9">0</text:span> /<text:span text:style-name="T6">2</text:span><text:span text:style-name="T11">1</text:span><text:span text:style-name="T6"> </text:span><text:span text:style-name="T9">1</text:span>01|<text:span text:style-name="T7">0</text:span>00000</text:p>
      <text:p text:style-name="P12"/>
      <text:p text:style-name="P12"><text:span text:style-name="T9">7</text:span>º Subred: 1<text:span text:style-name="T2">7</text:span>2.<text:span text:style-name="T2">25</text:span>.<text:span text:style-name="T2">192</text:span>.<text:span text:style-name="T7">1</text:span><text:span text:style-name="T9">92</text:span> /2<text:span text:style-name="T11">1</text:span><text:span text:style-name="T6"> </text:span><text:span text:style-name="T9">110</text:span>|<text:span text:style-name="T7">0</text:span>00000</text:p>
      <text:p text:style-name="P12"/>
      <text:p text:style-name="P12"><text:span text:style-name="T9">8</text:span>º Subred: 1<text:span text:style-name="T2">7</text:span>2.<text:span text:style-name="T2">25</text:span>.<text:span text:style-name="T2">192</text:span>.<text:span text:style-name="T9">224</text:span> /2<text:span text:style-name="T11">1</text:span> <text:span text:style-name="T9">1</text:span>11|<text:span text:style-name="T7">0</text:span>00000</text:p>
      <text:p text:style-name="P16"/>
      <text:p text:style-name="P24">Broadcast</text:p>
      <text:p text:style-name="P4"/>
      <text:p text:style-name="P6">1º Subred: 1<text:span text:style-name="T2">7</text:span>2.<text:span text:style-name="T2">25</text:span>.<text:span text:style-name="T2">192</text:span>.<text:span text:style-name="T10">31</text:span> <text:s text:c="4"/>/2<text:span text:style-name="T11">1</text:span><text:tab/></text:p>
      <text:p text:style-name="P4"/>
      <text:p text:style-name="P6">2º Subred: 1<text:span text:style-name="T2">7</text:span>2.<text:span text:style-name="T2">25</text:span>.<text:span text:style-name="T2">192</text:span>.<text:span text:style-name="T10">63</text:span> <text:s text:c="2"/>/2<text:span text:style-name="T11">1</text:span><text:tab/> </text:p>
      <text:p text:style-name="P4"/>
      <text:p text:style-name="P6">3º Subred: 1<text:span text:style-name="T2">7</text:span>2.<text:span text:style-name="T2">25</text:span>.<text:span text:style-name="T2">192</text:span>.<text:span text:style-name="T10">95</text:span> <text:s/>/2<text:span text:style-name="T11">1</text:span><text:tab/></text:p>
      <text:p text:style-name="P4"/>
      <text:p text:style-name="P6">4º Subred: 1<text:span text:style-name="T2">7</text:span>2.<text:span text:style-name="T2">25</text:span>.<text:span text:style-name="T2">192</text:span>.<text:span text:style-name="T10">127</text:span> <text:s text:c="2"/>/2<text:span text:style-name="T11">1</text:span><text:tab/></text:p>
      <text:p text:style-name="P4"/>
      <text:p text:style-name="P6"><text:span text:style-name="T9">5</text:span>º Subred: 1<text:span text:style-name="T2">7</text:span>2.<text:span text:style-name="T2">25</text:span>.<text:span text:style-name="T2">192</text:span>.<text:span text:style-name="T10">159</text:span> <text:s text:c="4"/>/2<text:span text:style-name="T11">1</text:span><text:tab/></text:p>
      <text:p text:style-name="P4"/>
      <text:p text:style-name="P6"><text:span text:style-name="T9">6</text:span>º Subred: 1<text:span text:style-name="T2">7</text:span>2.<text:span text:style-name="T2">25</text:span>.<text:span text:style-name="T2">192</text:span>.<text:span text:style-name="T10">191</text:span> <text:s text:c="2"/>/2<text:span text:style-name="T11">1</text:span><text:tab/> </text:p>
      <text:p text:style-name="P4"/>
      <text:p text:style-name="P6"><text:span text:style-name="T9">7</text:span>º Subred: 1<text:span text:style-name="T2">7</text:span>2.<text:span text:style-name="T2">25</text:span>.<text:span text:style-name="T2">192</text:span>.<text:span text:style-name="T10">224</text:span> <text:s text:c="2"/>/2<text:span text:style-name="T11">1</text:span><text:tab/></text:p>
      <text:p text:style-name="P4"/>
      <text:p text:style-name="P6"><text:span text:style-name="T9">8</text:span>º Subred: 1<text:span text:style-name="T2">7</text:span>2.<text:span text:style-name="T2">25</text:span>.<text:span text:style-name="T2">192</text:span>.<text:span text:style-name="T8">255</text:span> <text:s text:c="2"/>/2<text:span text:style-name="T11">1</text:span><text:tab/></text:p>
      <text:p text:style-name="P4"/>
      <text:p text:style-name="P4"/>
      <text:p text:style-name="P24">Rango de los host</text:p>
      <text:p text:style-name="P4"/>
      <text:p text:style-name="P7">1º Subred: 1<text:span text:style-name="T2">7</text:span>2.<text:span text:style-name="T2">25</text:span>.<text:span text:style-name="T2">192</text:span>.<text:span text:style-name="T12">1</text:span> - 1<text:span text:style-name="T2">7</text:span>2.<text:span text:style-name="T2">25</text:span>.<text:span text:style-name="T2">192</text:span>.<text:span text:style-name="T10">3</text:span><text:span text:style-name="T12">0</text:span> <text:s text:c="2"/>/2<text:span text:style-name="T11">1</text:span><text:tab/></text:p>
      <text:p text:style-name="P4"/>
      <text:p text:style-name="P7">2º Subred: 1<text:span text:style-name="T2">7</text:span>2.<text:span text:style-name="T2">25</text:span>.<text:span text:style-name="T2">192</text:span>.<text:span text:style-name="T10">3</text:span><text:span text:style-name="T12">3</text:span> - 1<text:span text:style-name="T2">7</text:span>2.<text:span text:style-name="T2">25</text:span>.<text:span text:style-name="T2">192</text:span>.<text:span text:style-name="T12">62</text:span> <text:s text:c="3"/>/2<text:span text:style-name="T11">1</text:span><text:tab/> </text:p>
      <text:p text:style-name="P4"/>
      <text:p text:style-name="P7"><text:soft-page-break/>3º Subred: 1<text:span text:style-name="T2">7</text:span>2.<text:span text:style-name="T2">25</text:span>.<text:span text:style-name="T2">192</text:span>.<text:span text:style-name="T13">65</text:span> - 1<text:span text:style-name="T2">7</text:span>2.<text:span text:style-name="T2">25</text:span>.<text:span text:style-name="T2">192</text:span>.<text:span text:style-name="T13">94</text:span> <text:s/>/<text:span text:style-name="T11">21</text:span><text:tab/></text:p>
      <text:p text:style-name="P4"/>
      <text:p text:style-name="P8"><text:span text:style-name="T13">4</text:span>º Subred: 1<text:span text:style-name="T2">7</text:span>2.<text:span text:style-name="T2">25</text:span>.<text:span text:style-name="T2">192</text:span>.<text:span text:style-name="T15">97</text:span> - 1<text:span text:style-name="T2">7</text:span>2.<text:span text:style-name="T2">25</text:span>.<text:span text:style-name="T2">192</text:span>.<text:span text:style-name="T14">126</text:span> <text:s/>/<text:span text:style-name="T11">21</text:span><text:tab/></text:p>
      <text:p text:style-name="P8"/>
      <text:p text:style-name="P8"><text:span text:style-name="T13">5</text:span>º Subred: 1<text:span text:style-name="T2">7</text:span>2.<text:span text:style-name="T2">25</text:span>.<text:span text:style-name="T2">192</text:span>.<text:span text:style-name="T15">129</text:span> - 1<text:span text:style-name="T2">7</text:span>2.<text:span text:style-name="T2">25</text:span>.<text:span text:style-name="T2">192</text:span>.<text:span text:style-name="T14">158</text:span> <text:s/>/<text:span text:style-name="T11">21</text:span></text:p>
      <text:p text:style-name="P8"/>
      <text:p text:style-name="P8"><text:span text:style-name="T13">6</text:span>º Subred: 1<text:span text:style-name="T2">7</text:span>2.<text:span text:style-name="T2">25</text:span>.<text:span text:style-name="T2">192</text:span>.<text:span text:style-name="T15">161</text:span> - 1<text:span text:style-name="T2">7</text:span>2.<text:span text:style-name="T2">25</text:span>.<text:span text:style-name="T2">192</text:span>.<text:span text:style-name="T14">190</text:span> <text:s/>/<text:span text:style-name="T11">21</text:span></text:p>
      <text:p text:style-name="P8"/>
      <text:p text:style-name="P8"><text:span text:style-name="T13">7</text:span>º Subred: 1<text:span text:style-name="T2">7</text:span>2.<text:span text:style-name="T2">25</text:span>.<text:span text:style-name="T2">192</text:span>.<text:span text:style-name="T15">193</text:span> - 1<text:span text:style-name="T2">7</text:span>2.<text:span text:style-name="T2">25</text:span>.<text:span text:style-name="T2">192</text:span>.<text:span text:style-name="T14">223</text:span> /<text:span text:style-name="T11">21</text:span></text:p>
      <text:p text:style-name="P8"/>
      <text:p text:style-name="P8"><text:span text:style-name="T13">8</text:span>º Subred: 1<text:span text:style-name="T2">7</text:span>2.<text:span text:style-name="T2">25</text:span>.<text:span text:style-name="T2">192</text:span>.<text:span text:style-name="T15">226</text:span> - 1<text:span text:style-name="T2">7</text:span>2.<text:span text:style-name="T2">25</text:span>.<text:span text:style-name="T2">192</text:span>.<text:span text:style-name="T14">254</text:span> <text:s/>/<text:span text:style-name="T11">21</text:span></text:p>
      <text:p text:style-name="P4"/>
      <text:p text:style-name="P30"><text:span text:style-name="T16">c</text:span>) <text:span text:style-name="T3">10.0.224.0/19 <text:s/></text:span><text:s/>Tipo <text:span text:style-name="T16">A</text:span></text:p>
      <text:p text:style-name="P19"/>
      <text:p text:style-name="P9">Para <text:span text:style-name="T17">4</text:span> subredes → <text:span text:style-name="T17">2</text:span> bits </text:p>
      <text:p text:style-name="P9">Para <text:span text:style-name="T17">500</text:span> host → <text:s/><text:span text:style-name="T17">9</text:span><text:span text:style-name="T2"> </text:span><text:s/>bits → <text:span text:style-name="T19">512</text:span> PC </text:p>
      <text:p text:style-name="P20"><text:span text:style-name="T3"/></text:p>
      <text:p text:style-name="P20"><text:span text:style-name="T3">10.0.224.0/</text:span><text:span text:style-name="T4">21</text:span></text:p>
      <text:p text:style-name="P20"><text:span text:style-name="T4"/></text:p>
      <text:p text:style-name="P9">1º Subred: <text:span text:style-name="T3">10.0.224</text:span>.0 /<text:span text:style-name="T6">2</text:span><text:span text:style-name="T18">1</text:span><text:span text:style-name="T7"> <text:tab/></text:span>00|<text:span text:style-name="T7">0</text:span>00000</text:p>
      <text:p text:style-name="P9"/>
      <text:p text:style-name="P9">2º Subred: <text:span text:style-name="T3">10.0.224</text:span>.<text:span text:style-name="T7">64</text:span> /<text:span text:style-name="T6">2</text:span><text:span text:style-name="T18">1</text:span><text:span text:style-name="T6"> <text:tab/></text:span>01|<text:span text:style-name="T7">0</text:span>00000</text:p>
      <text:p text:style-name="P9"/>
      <text:p text:style-name="P9">3º Subred:<text:span text:style-name="T3">10.0.224</text:span>.<text:span text:style-name="T7">128</text:span> /2<text:span text:style-name="T18">1</text:span><text:span text:style-name="T6"> </text:span>10|<text:span text:style-name="T7">0</text:span>00000</text:p>
      <text:p text:style-name="P9"/>
      <text:p text:style-name="P9">4º Subred: <text:span text:style-name="T3">10.0.224</text:span>.<text:span text:style-name="T7">1</text:span>9<text:span text:style-name="T7">2</text:span> /2<text:span text:style-name="T18">1</text:span> 11|<text:span text:style-name="T7">0</text:span>00000</text:p>
      <text:p text:style-name="P9"/>
      <text:p text:style-name="P17"/>
      <text:p text:style-name="P25">Broadcast</text:p>
      <text:p text:style-name="P9"/>
      <text:p text:style-name="P9">1º Subred: <text:span text:style-name="T3">10.0.224</text:span>.<text:span text:style-name="T8">63</text:span> <text:s text:c="4"/>/2<text:span text:style-name="T18">1</text:span><text:tab/></text:p>
      <text:p text:style-name="P9"/>
      <text:p text:style-name="P9">2º Subred: <text:span text:style-name="T3">10.0.224</text:span>.<text:span text:style-name="T8">127</text:span> <text:s text:c="2"/>/2<text:span text:style-name="T18">1</text:span><text:tab/> </text:p>
      <text:p text:style-name="P9"/>
      <text:p text:style-name="P9">3º Subred: <text:span text:style-name="T3">10.0.224</text:span>.<text:span text:style-name="T8">191</text:span> <text:s text:c="2"/>/2<text:span text:style-name="T18">1</text:span><text:tab/></text:p>
      <text:p text:style-name="P9"/>
      <text:p text:style-name="P9">4º Subred: <text:span text:style-name="T3">10.0.224</text:span>.<text:span text:style-name="T8">255</text:span> <text:s text:c="2"/>/2<text:span text:style-name="T18">1</text:span><text:tab/></text:p>
      <text:p text:style-name="P9"/>
      <text:p text:style-name="P9"/>
      <text:p text:style-name="P25">Rango de los host</text:p>
      <text:p text:style-name="P9"/>
      <text:p text:style-name="P9">1º Subred: <text:span text:style-name="T3">10.0.224</text:span>.<text:span text:style-name="T8">1</text:span> - <text:span text:style-name="T3">10.0.224</text:span>.<text:span text:style-name="T8">62</text:span> <text:s text:c="2"/>/2<text:span text:style-name="T18">1</text:span></text:p>
      <text:p text:style-name="P9"/>
      <text:p text:style-name="P9">2º Subred: <text:span text:style-name="T3">10.0.224</text:span>.<text:span text:style-name="T8">65</text:span> - <text:span text:style-name="T3">10.0.224</text:span>.<text:span text:style-name="T8">126</text:span> <text:s text:c="3"/>/2<text:span text:style-name="T18">1</text:span><text:tab/> </text:p>
      <text:p text:style-name="P9"/>
      <text:p text:style-name="P9">3º Subred: <text:span text:style-name="T3">10.0.224</text:span>.<text:span text:style-name="T8">129</text:span> - <text:span text:style-name="T3">10.0.224</text:span>.<text:span text:style-name="T8">190</text:span> <text:s text:c="2"/>/2<text:span text:style-name="T18">1</text:span><text:tab/></text:p>
      <text:p text:style-name="P9"/>
      <text:p text:style-name="P9">4º Subred: <text:span text:style-name="T3">10.0.224</text:span>.<text:span text:style-name="T8">193</text:span> - <text:span text:style-name="T3">10.0.224</text:span>.<text:span text:style-name="T8">254</text:span> <text:s text:c="2"/>/2<text:span text:style-name="T18">1</text:span><text:tab/></text:p>
      <text:p text:style-name="P9"/>
      <text:p text:style-name="P9"><text:span text:style-name="T4"/></text:p>
      <text:p text:style-name="P29"><text:span text:style-name="T16">c</text:span>) <text:span text:style-name="T3">10.0.224.0/19 <text:s/></text:span><text:s/>Tipo <text:span text:style-name="T16">A</text:span></text:p>
      <text:p text:style-name="P21"/>
      <text:p text:style-name="P10">Para <text:span text:style-name="T19">8</text:span> subredes → <text:span text:style-name="T19">3</text:span> bits </text:p>
      <text:p text:style-name="P10">Para <text:span text:style-name="T19">1000</text:span> host → <text:s/><text:span text:style-name="T21">10</text:span><text:span text:style-name="T2"> </text:span><text:s/>bits → <text:span text:style-name="T2">1024</text:span> PC </text:p>
      <text:p text:style-name="P21"><text:span text:style-name="T3"/></text:p>
      <text:p text:style-name="P21"><text:span text:style-name="T3">10.0.224.0/</text:span><text:span text:style-name="T4">2</text:span><text:span text:style-name="T5">2</text:span></text:p>
      <text:p text:style-name="P21"><text:span text:style-name="T4"/></text:p>
      <text:p text:style-name="P10">1º Subred: <text:span text:style-name="T3">10.0.224</text:span>.0 /<text:span text:style-name="T6">2</text:span><text:span text:style-name="T22">2</text:span><text:span text:style-name="T7"> <text:tab/></text:span>00<text:span text:style-name="T21">0</text:span>|<text:span text:style-name="T7">0</text:span>0000</text:p>
      <text:p text:style-name="P10"/>
      <text:p text:style-name="P10">2º Subred: <text:span text:style-name="T3">10.0.224</text:span>.<text:span text:style-name="T22">32</text:span> /<text:span text:style-name="T6">2</text:span><text:span text:style-name="T22">2</text:span><text:span text:style-name="T6"> <text:tab/></text:span><text:span text:style-name="T21">0</text:span>01|<text:span text:style-name="T7">0</text:span>0000</text:p>
      <text:p text:style-name="P10"/>
      <text:p text:style-name="P10">3º Subred:<text:span text:style-name="T3">10.0.224</text:span>.<text:span text:style-name="T22">64</text:span> /2<text:span text:style-name="T22">2</text:span><text:span text:style-name="T6"> </text:span><text:span text:style-name="T21">0</text:span>10|<text:span text:style-name="T7">0</text:span>0000</text:p>
      <text:p text:style-name="P10"/>
      <text:p text:style-name="P10">4º Subred: <text:span text:style-name="T3">10.0.224</text:span>.<text:span text:style-name="T22">96</text:span> /2<text:span text:style-name="T22">2</text:span> <text:span text:style-name="T21">0</text:span>11|<text:span text:style-name="T7">0</text:span>0000</text:p>
      <text:p text:style-name="P21"><text:span text:style-name="T4"/></text:p>
      <text:p text:style-name="P11"><text:span text:style-name="T21">5</text:span>º Subred: <text:span text:style-name="T3">10.0.224</text:span>.<text:span text:style-name="T22">128</text:span> /<text:span text:style-name="T6">2</text:span><text:span text:style-name="T22">2</text:span><text:span text:style-name="T7"> </text:span><text:span text:style-name="T21">1</text:span>00|<text:span text:style-name="T7">0</text:span>0000</text:p>
      <text:p text:style-name="P11"/>
      <text:p text:style-name="P11"><text:span text:style-name="T21">6</text:span>º Subred: <text:span text:style-name="T3">10.0.224</text:span>.<text:span text:style-name="T22">160</text:span> /<text:span text:style-name="T6">2</text:span><text:span text:style-name="T22">2</text:span><text:span text:style-name="T6"> </text:span><text:span text:style-name="T21">1</text:span>01|<text:span text:style-name="T7">0</text:span>0000</text:p>
      <text:p text:style-name="P11"/>
      <text:p text:style-name="P11"><text:span text:style-name="T21">7</text:span>º Subred:<text:span text:style-name="T3">10.0.224</text:span>.<text:span text:style-name="T7">1</text:span><text:span text:style-name="T22">92</text:span> /2<text:span text:style-name="T22">2</text:span><text:span text:style-name="T6"> </text:span><text:span text:style-name="T21">1</text:span>10|<text:span text:style-name="T7">0</text:span>0000</text:p>
      <text:p text:style-name="P11"/>
      <text:p text:style-name="P11"><text:span text:style-name="T21">8</text:span>º Subred: <text:span text:style-name="T3">10.0.224</text:span>.<text:span text:style-name="T22">224</text:span> /2<text:span text:style-name="T22">2</text:span> 1<text:span text:style-name="T21">1</text:span>1|<text:span text:style-name="T7">0</text:span>0000</text:p>
      <text:p text:style-name="P18"/>
      <text:p text:style-name="P26">Broadcast</text:p>
      <text:p text:style-name="P10"/>
      <text:p text:style-name="P10">1º Subred: <text:span text:style-name="T3">10.0.224</text:span>.<text:span text:style-name="T22">31</text:span> <text:s text:c="3"/>/2<text:span text:style-name="T22">2</text:span><text:tab/></text:p>
      <text:p text:style-name="P10"/>
      <text:p text:style-name="P10">2º Subred: <text:span text:style-name="T3">10.0.224</text:span>.<text:span text:style-name="T22">63</text:span> <text:s text:c="2"/>/2<text:span text:style-name="T22">2</text:span><text:tab/> </text:p>
      <text:p text:style-name="P10"/>
      <text:p text:style-name="P10">3º Subred: <text:span text:style-name="T3">10.0.224</text:span>.<text:span text:style-name="T22">95</text:span> <text:s text:c="2"/>/2<text:span text:style-name="T22">2</text:span><text:tab/></text:p>
      <text:p text:style-name="P10"/>
      <text:p text:style-name="P10">4º Subred: <text:span text:style-name="T3">10.0.224</text:span>.<text:span text:style-name="T22">127</text:span> <text:s/>/2<text:span text:style-name="T22">2</text:span></text:p>
      <text:p text:style-name="P10"/>
      <text:p text:style-name="P12"><text:span text:style-name="T22">5</text:span>º Subred: <text:span text:style-name="T3">10.0.224</text:span>.<text:span text:style-name="T22">159</text:span> <text:s text:c="4"/>/2<text:span text:style-name="T22">2</text:span><text:tab/></text:p>
      <text:p text:style-name="P12"/>
      <text:p text:style-name="P12"><text:span text:style-name="T22">6</text:span>º Subred: <text:span text:style-name="T3">10.0.224</text:span>.<text:span text:style-name="T22">191</text:span> <text:s text:c="2"/>/2<text:span text:style-name="T22">2</text:span><text:tab/> </text:p>
      <text:p text:style-name="P12"/>
      <text:p text:style-name="P12"><text:span text:style-name="T22">7</text:span>º Subred: <text:span text:style-name="T3">10.0.224</text:span>.<text:span text:style-name="T22">223</text:span> <text:s text:c="2"/>/2<text:span text:style-name="T22">2</text:span><text:tab/></text:p>
      <text:p text:style-name="P12"/>
      <text:p text:style-name="P12"><text:span text:style-name="T22">8</text:span>º Subred: <text:span text:style-name="T3">10.0.224</text:span>.<text:span text:style-name="T8">25</text:span><text:span text:style-name="T23">5</text:span> <text:s text:c="2"/>/2<text:span text:style-name="T22">2</text:span></text:p>
      <text:p text:style-name="P10"/>
      <text:p text:style-name="P26">Rango de los host</text:p>
      <text:p text:style-name="P10"/>
      <text:p text:style-name="P10">1º Subred: <text:span text:style-name="T3">10.0.224</text:span>.<text:span text:style-name="T8">1</text:span> - <text:span text:style-name="T3">10.0.224</text:span>.<text:span text:style-name="T24">30</text:span> <text:s text:c="2"/>/2<text:span text:style-name="T22">2</text:span></text:p>
      <text:p text:style-name="P10"/>
      <text:p text:style-name="P10">2º Subred: <text:span text:style-name="T3">10.0.224</text:span>.<text:span text:style-name="T24">33</text:span> - <text:span text:style-name="T3">10.0.224</text:span>.<text:span text:style-name="T24">62</text:span> <text:s text:c="3"/>/<text:span text:style-name="T22">22</text:span><text:tab/> </text:p>
      <text:p text:style-name="P10"/>
      <text:p text:style-name="P10">3º Subred: <text:span text:style-name="T3">10.0.224</text:span>.<text:span text:style-name="T24">65</text:span> - <text:span text:style-name="T3">10.0.224</text:span>.<text:span text:style-name="T24">94</text:span> <text:s text:c="2"/>/2<text:span text:style-name="T22">2</text:span><text:tab/></text:p>
      <text:p text:style-name="P10"><text:soft-page-break/></text:p>
      <text:p text:style-name="P10">4º Subred: <text:span text:style-name="T3">10.0.224</text:span>.<text:span text:style-name="T24">97</text:span> - <text:span text:style-name="T3">10.0.224</text:span>.<text:span text:style-name="T24">126</text:span> <text:s text:c="2"/>/2<text:span text:style-name="T22">2</text:span><text:tab/></text:p>
      <text:p text:style-name="P13"><text:span text:style-name="T24">5</text:span>º Subred: <text:span text:style-name="T3">10.0.224</text:span>.<text:span text:style-name="T24">129</text:span> - <text:span text:style-name="T3">10.0.224</text:span>.<text:span text:style-name="T24">158</text:span> <text:s text:c="2"/>/2<text:span text:style-name="T22">2</text:span></text:p>
      <text:p text:style-name="P13"/>
      <text:p text:style-name="P13"><text:span text:style-name="T24">6</text:span>º Subred: <text:span text:style-name="T3">10.0.224</text:span>.<text:span text:style-name="T24">161</text:span> - <text:span text:style-name="T3">10.0.224</text:span>.<text:span text:style-name="T24">190</text:span> <text:s text:c="3"/>/<text:span text:style-name="T22">22</text:span><text:tab/> </text:p>
      <text:p text:style-name="P13"/>
      <text:p text:style-name="P13"><text:span text:style-name="T24">7</text:span>º Subred: <text:span text:style-name="T3">10.0.224</text:span>.<text:span text:style-name="T24">193</text:span> - <text:span text:style-name="T3">10.0.224</text:span>.<text:span text:style-name="T24">222</text:span> <text:s text:c="2"/>/2<text:span text:style-name="T22">2</text:span><text:tab/></text:p>
      <text:p text:style-name="P13"/>
      <text:p text:style-name="P13"><text:span text:style-name="T24">8</text:span>º Subred: <text:span text:style-name="T3">10.0.224</text:span>.<text:span text:style-name="T24">225</text:span> - <text:span text:style-name="T3">10.0.224</text:span>.<text:span text:style-name="T8">254</text:span> <text:s text:c="2"/>/2<text:span text:style-name="T22">2</text:span><text:tab/></text:p>
      <text:p text:style-name="P10"/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336b2" officeooo:paragraph-rsid="003336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Brian Gómez Martínez </text:p>
      </style:header>
      <style:footer>
        <text:p text:style-name="Footer"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3:55:56.612000000</meta:creation-date>
    <dc:date>2023-02-20T15:31:33.101000000</dc:date>
    <meta:editing-duration>PT1H35M23S</meta:editing-duration>
    <meta:editing-cycles>29</meta:editing-cycles>
    <meta:generator>LibreOffice/7.4.0.3$Windows_X86_64 LibreOffice_project/f85e47c08ddd19c015c0114a68350214f7066f5a</meta:generator>
    <meta:document-statistic meta:table-count="0" meta:image-count="0" meta:object-count="0" meta:page-count="7" meta:paragraph-count="124" meta:word-count="586" meta:character-count="4157" meta:non-whitespace-character-count="3453"/>
  </office:meta>
</office:document-meta>
</file>